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61cm" fo:margin-left="0.037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2.434cm"/>
    </style:style>
    <style:style style:name="Table1.G" style:family="table-column">
      <style:table-column-properties style:column-width="2.609cm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eeeeee" fo:padding="0.097cm" fo:border="0.05pt solid #000000" style:writing-mode="page">
        <style:background-image/>
      </style:table-cell-properties>
    </style:style>
    <style:style style:name="Table3.2" style:family="table-row">
      <style:table-row-properties style:min-row-height="1.318cm"/>
    </style:style>
    <style:style style:name="Table3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16.806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e21b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officeooo:rsid="00183b3d" officeooo:paragraph-rsid="0007221f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20pt" officeooo:paragraph-rsid="0004e21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officeooo:paragraph-rsid="0007221f"/>
    </style:style>
    <style:style style:name="P5" style:family="paragraph" style:parent-style-name="Standard">
      <style:paragraph-properties fo:text-align="end" style:justify-single-word="false"/>
      <style:text-properties officeooo:rsid="0007221f" officeooo:paragraph-rsid="0007221f"/>
    </style:style>
    <style:style style:name="P6" style:family="paragraph" style:parent-style-name="Standard">
      <style:text-properties fo:font-size="16pt" officeooo:rsid="0007221f" officeooo:paragraph-rsid="0007221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ef413d" style:font-name="sans-serif" fo:font-size="20pt" fo:font-style="italic" fo:font-weight="bold" officeooo:rsid="0007221f" officeooo:paragraph-rsid="0007221f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ef413d" fo:font-size="20pt" fo:font-style="normal" fo:font-weight="normal" officeooo:rsid="0007221f" officeooo:paragraph-rsid="0007221f" style:font-size-asian="17.5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color="#21409a" fo:font-size="16pt" fo:font-style="italic" style:text-underline-style="solid" style:text-underline-width="auto" style:text-underline-color="font-color" officeooo:rsid="0007221f" officeooo:paragraph-rsid="0007221f" style:font-size-asian="16pt" style:font-style-asian="italic" style:font-size-complex="16pt" style:font-style-complex="italic"/>
    </style:style>
    <style:style style:name="P10" style:family="paragraph" style:parent-style-name="Standard">
      <style:paragraph-properties fo:text-align="center" style:justify-single-word="false" fo:break-before="page"/>
      <style:text-properties fo:color="#ef413d" style:font-name="sans-serif" fo:font-size="20pt" fo:font-style="normal" fo:font-weight="normal" officeooo:paragraph-rsid="0007221f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12pt" officeooo:paragraph-rsid="0007221f" style:font-size-asian="12pt" style:font-size-complex="12pt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Arial" fo:font-size="12pt" fo:font-style="italic" officeooo:paragraph-rsid="0007221f" style:font-size-asian="12pt" style:font-style-asian="italic" style:font-size-complex="12pt" style:font-style-complex="italic"/>
    </style:style>
    <style:style style:name="P13" style:family="paragraph" style:parent-style-name="Table_20_Contents">
      <style:text-properties officeooo:rsid="0004e21b" officeooo:paragraph-rsid="0004e21b"/>
    </style:style>
    <style:style style:name="P14" style:family="paragraph" style:parent-style-name="Table_20_Contents">
      <style:text-properties officeooo:paragraph-rsid="0004e21b"/>
    </style:style>
    <style:style style:name="P15" style:family="paragraph" style:parent-style-name="Table_20_Contents">
      <loext:graphic-properties draw:fill="solid" draw:fill-color="#eeeeee" draw:opacity="100%"/>
      <style:paragraph-properties fo:text-align="start" style:justify-single-word="false" fo:background-color="#eeeeee"/>
      <style:text-properties style:use-window-font-color="true" style:font-name="Arial" fo:font-size="12pt" officeooo:rsid="00150356" officeooo:paragraph-rsid="0004e21b" fo:background-color="#eeeee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12pt" officeooo:rsid="00150356" officeooo:paragraph-rsid="0004e21b" fo:background-color="#ffffff" style:font-size-asian="12pt" style:font-size-complex="12pt"/>
    </style:style>
    <style:style style:name="P17" style:family="paragraph" style:parent-style-name="Table_20_Contents">
      <style:text-properties officeooo:rsid="0006694c" officeooo:paragraph-rsid="0006694c"/>
    </style:style>
    <style:style style:name="P18" style:family="paragraph" style:parent-style-name="Table_20_Contents">
      <style:paragraph-properties fo:text-align="center" style:justify-single-word="false"/>
      <style:text-properties style:font-name="sans-serif" fo:font-size="15pt" officeooo:rsid="0019dbfa" officeooo:paragraph-rsid="0007221f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fo:font-style="italic" style:text-underline-style="solid" style:text-underline-width="auto" style:text-underline-color="font-color" officeooo:rsid="00150356" officeooo:paragraph-rsid="0007221f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150356" officeooo:paragraph-rsid="0007221f" style:font-size-asian="12pt" style:font-size-complex="12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12pt" fo:font-weight="normal" officeooo:rsid="00150356" officeooo:paragraph-rsid="0007221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paragraph-rsid="0007221f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officeooo:paragraph-rsid="0007221f"/>
    </style:style>
    <style:style style:name="P24" style:family="paragraph" style:parent-style-name="Table_20_Contents">
      <style:text-properties fo:font-weight="bold" officeooo:rsid="0004e21b" officeooo:paragraph-rsid="0004e21b" style:font-weight-asian="bold" style:font-weight-complex="bold"/>
    </style:style>
    <style:style style:name="P25" style:family="paragraph" style:parent-style-name="Heading_20_3">
      <style:paragraph-properties fo:line-height="100%" fo:text-align="start" style:justify-single-word="false"/>
      <style:text-properties style:font-name="Arial" fo:font-size="12pt" fo:font-weight="normal" officeooo:rsid="00150356" officeooo:paragraph-rsid="0007221f" style:font-size-asian="12pt" style:font-weight-asian="normal" style:font-size-complex="12pt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officeooo:rsid="0016bdb3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ef84"/>
    </style:style>
    <style:style style:name="T7" style:family="text">
      <style:text-properties fo:font-weight="normal" officeooo:rsid="0016bdb3" style:font-weight-asian="normal" style:font-weight-complex="normal"/>
    </style:style>
    <style:style style:name="T8" style:family="text">
      <style:text-properties fo:font-weight="normal" officeooo:rsid="0017ef84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1b4e6d"/>
    </style:style>
    <style:style style:name="T10" style:family="text">
      <style:text-properties style:text-underline-style="solid" style:text-underline-width="auto" style:text-underline-color="font-color" officeooo:rsid="0017ef84"/>
    </style:style>
    <style:style style:name="T11" style:family="text">
      <style:text-properties style:font-name="Arial" fo:font-size="12pt" officeooo:rsid="001a2f39" style:font-size-asian="12pt" style:font-size-complex="12pt"/>
    </style:style>
    <style:style style:name="T12" style:family="text">
      <style:text-properties fo:background-color="#b2b2b2" loext:char-shading-value="0"/>
    </style:style>
    <style:style style:name="T13" style:family="text">
      <style:text-properties fo:background-color="#b2b2b2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dddddd"/>
    </style:style>
    <style:style style:name="T16" style:family="text">
      <style:text-properties fo:color="#ddddd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ndu librable 2</text:p>
      <text:p text:style-name="P3"/>
      <text:p text:style-name="P3"/>
      <text:p text:style-name="P9">Petit sommaire :</text:p>
      <text:p text:style-name="P6"/>
      <text:p text:style-name="P6">1<text:span text:style-name="T16">---------- </text:span>Presentation</text:p>
      <text:p text:style-name="P6"/>
      <text:p text:style-name="P6">2<text:span text:style-name="T15">---------- </text:span>Journal de Bo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Presentation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1">Personne du groupe :</text:span> <text:span text:style-name="T2">Patrick Chen, Aymen Alloune, Marco Araujo Figueiredo, Tharindu Perera, Cyril Soupramaniane, Abdenour Nejjari</text:span></text:p>
          </table:table-cell>
        </table:table-row>
        <table:table-row table:style-name="Table3.2">
          <table:table-cell table:style-name="Table3.A2" office:value-type="string">
            <text:p text:style-name="P16"><text:span text:style-name="T3">Contexte de l’observation:</text:span> <text:s/>Concours <text:span text:style-name="T2">éloquence</text:span></text:p>
            <text:p text:style-name="P16"><text:span text:style-name="T3">Date de l’observation: </text:span><text:span text:style-name="T4"><text:s/></text:span>le 14 avril 2022</text:p>
            <text:p text:style-name="P16"><text:span text:style-name="T3">Lieux : </text:span><text:span text:style-name="T5"><text:s/></text:span>Département Informatique de l’Iut de Villetaneuse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Travaux accomplis</text:p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<text:span text:style-name="T6">Candidats</text:span> interviewés :</text:p>
                  <text:p text:style-name="P20"/>
                  <text:p text:style-name="P21">--<text:span text:style-name="T6">&gt;</text:span>Youssef Bedah</text:p>
                  <text:h text:style-name="P25" text:outline-level="3">--<text:span text:style-name="T6">&gt;</text:span>Quentin Vermeersch </text:h>
                  <text:p text:style-name="P11"><text:span text:style-name="T7">--</text:span><text:span text:style-name="T8">&gt;</text:span><text:span text:style-name="T7">Oussama </text:span>Smaoune</text:p>
                  <text:p text:style-name="P11"/>
                  <text:p text:style-name="P12"><text:span text:style-name="T9">Sp</text:span><text:span text:style-name="T10">ectateur interviewé :</text:span></text:p>
                  <text:p text:style-name="P11">–<text:span text:style-name="T6">&gt;</text:span> <text:span text:style-name="T6">Samuel Dorismond </text:span></text:p>
                </table:table-cell>
              </table:table-row>
              <table:table-row>
                <table:table-cell table:style-name="Table4.A2" office:value-type="string">
                  <text:p text:style-name="P23"><text:span text:style-name="T11">Lien drive contenant les videos et photos : </text:span><text:a xlink:type="simple" xlink:href="https://drive.google.com/drive/folders/1wWrrzyzunJ6mYEP1LWBXO_9PiFdHBpRL" office:target-frame-name="_blank" xlink:show="new" text:style-name="Internet_20_link" text:visited-style-name="Visited_20_Internet_20_Link">https://drive.google.com/drive/folders/1wWrrzyzunJ6mYEP1LWBXO_9PiFdHBpRL</text:a></text:p>
                </table:table-cell>
              </table:table-row>
            </table:table>
            <text:p text:style-name="P22"/>
          </table:table-cell>
        </table:table-row>
      </table:table>
      <text:p text:style-name="P4"/>
      <text:p text:style-name="P4"/>
      <text:p text:style-name="P4"/>
      <text:p text:style-name="P5">1</text:p>
      <text:p text:style-name="P10">Journal de bord</text:p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3"/>
        <table:table-column table:style-name="Table1.G"/>
        <table:table-row>
          <table:table-cell table:style-name="Table1.A1" office:value-type="string">
            <text:p text:style-name="P24">Date</text:p>
          </table:table-cell>
          <table:table-cell table:style-name="Table1.A1" office:value-type="string">
            <text:p text:style-name="P24">Contenu</text:p>
          </table:table-cell>
          <table:table-cell table:style-name="Table1.A1" office:value-type="string">
            <text:p text:style-name="P24">Sujet</text:p>
          </table:table-cell>
          <table:table-cell table:style-name="Table1.A1" office:value-type="string">
            <text:p text:style-name="P24">Support</text:p>
          </table:table-cell>
          <table:table-cell table:style-name="Table1.A1" office:value-type="string">
            <text:p text:style-name="P24">Contact</text:p>
          </table:table-cell>
          <table:table-cell table:style-name="Table1.A1" office:value-type="string">
            <text:p text:style-name="P24">Etudiant responsable </text:p>
          </table:table-cell>
          <table:table-cell table:style-name="Table1.G1" office:value-type="string">
            <text:p text:style-name="P24">Commentaire</text:p>
          </table:table-cell>
        </table:table-row>
        <table:table-row>
          <table:table-cell table:style-name="Table1.A2" office:value-type="string">
            <text:p text:style-name="P13">14/04/22</text:p>
          </table:table-cell>
          <table:table-cell table:style-name="Table1.B2" office:value-type="string">
            <text:p text:style-name="P13">Interview vidéo</text:p>
          </table:table-cell>
          <table:table-cell table:style-name="Table1.C2" office:value-type="string">
            <text:p text:style-name="P13">Impression des candidat</text:p>
          </table:table-cell>
          <table:table-cell table:style-name="Table1.D2" office:value-type="string">
            <text:p text:style-name="P13">Enregistrement audio</text:p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3">Aymen</text:p>
            <text:p text:style-name="P13">Cyril</text:p>
            <text:p text:style-name="P13">Abdenour</text:p>
          </table:table-cell>
          <table:table-cell table:style-name="Table1.G2" office:value-type="string">
            <text:p text:style-name="P13">Manque de matériel</text:p>
            <text:p text:style-name="P13">(caméra)</text:p>
          </table:table-cell>
        </table:table-row>
        <table:table-row>
          <table:table-cell table:style-name="Table1.A2" office:value-type="string">
            <text:p text:style-name="P13">14/04/22</text:p>
          </table:table-cell>
          <table:table-cell table:style-name="Table1.B3" office:value-type="string">
            <text:p text:style-name="P13">Photos candidat</text:p>
          </table:table-cell>
          <table:table-cell table:style-name="Table1.C3" office:value-type="string">
            <text:p text:style-name="P13">Image candidat</text:p>
          </table:table-cell>
          <table:table-cell table:style-name="Table1.D3" office:value-type="string">
            <text:p text:style-name="P14">JPG</text:p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3">Aymen</text:p>
            <text:p text:style-name="P13">Marco</text:p>
            <text:p text:style-name="P13">Tharindu</text:p>
          </table:table-cell>
          <table:table-cell table:style-name="Table1.G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15/04/22</text:p>
          </table:table-cell>
          <table:table-cell table:style-name="Table1.B4" office:value-type="string">
            <text:p text:style-name="P13">Rendu du livrable 1</text:p>
          </table:table-cell>
          <table:table-cell table:style-name="Table1.C4" office:value-type="string">
            <text:p text:style-name="P13">Première synthèse</text:p>
          </table:table-cell>
          <table:table-cell table:style-name="Table1.D4" office:value-type="string">
            <text:p text:style-name="P13">Fichier pdf</text:p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3">Aymen </text:p>
            <text:p text:style-name="P13">Cyril</text:p>
          </table:table-cell>
          <table:table-cell table:style-name="Table1.G4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20/04/22</text:p>
          </table:table-cell>
          <table:table-cell table:style-name="Table1.B5" office:value-type="string">
            <text:p text:style-name="P17">couper/monter les information </text:p>
          </table:table-cell>
          <table:table-cell table:style-name="Table1.C5" office:value-type="string">
            <text:p text:style-name="P17">Trié les information</text:p>
          </table:table-cell>
          <table:table-cell table:style-name="Table1.D5" office:value-type="string">
            <text:p text:style-name="P17">En numerique</text:p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7">Aymen Marco</text:p>
          </table:table-cell>
          <table:table-cell table:style-name="Table1.G5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30/04/22</text:p>
          </table:table-cell>
          <table:table-cell table:style-name="Table1.B6" office:value-type="string">
            <text:p text:style-name="P17">Recherche de contenue manquante</text:p>
          </table:table-cell>
          <table:table-cell table:style-name="Table1.C6" office:value-type="string">
            <text:p text:style-name="P17">Compléter les information manquante</text:p>
          </table:table-cell>
          <table:table-cell table:style-name="Table1.D6" office:value-type="string">
            <text:p text:style-name="P17">Sur les net </text:p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7">Aymen </text:p>
            <text:p text:style-name="P17">Marco</text:p>
            <text:p text:style-name="P17">Tharindu</text:p>
            <text:p text:style-name="P17">Patrick</text:p>
          </table:table-cell>
          <table:table-cell table:style-name="Table1.G6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18/05/22</text:p>
          </table:table-cell>
          <table:table-cell table:style-name="Table1.B7" office:value-type="string">
            <text:p text:style-name="P17">Rendu livrable 2</text:p>
          </table:table-cell>
          <table:table-cell table:style-name="Table1.C7" office:value-type="string">
            <text:p text:style-name="P17">Deuxième synthese</text:p>
          </table:table-cell>
          <table:table-cell table:style-name="Table1.D7" office:value-type="string">
            <text:p text:style-name="P17">Fichier pdf</text:p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7">Patrick</text:p>
            <text:p text:style-name="P17">Tharidu</text:p>
          </table:table-cell>
          <table:table-cell table:style-name="Table1.G7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19//05/22</text:p>
          </table:table-cell>
          <table:table-cell table:style-name="Table1.B8" office:value-type="string">
            <text:p text:style-name="P17">Création de l’affiche</text:p>
          </table:table-cell>
          <table:table-cell table:style-name="Table1.C8" office:value-type="string">
            <text:p text:style-name="P17">Illustration du concours d’éloquence</text:p>
          </table:table-cell>
          <table:table-cell table:style-name="Table1.D8" office:value-type="string">
            <text:p text:style-name="P17">Sur papier</text:p>
            <text:p text:style-name="P17">(version physique)</text:p>
          </table:table-cell>
          <table:table-cell table:style-name="Table1.E8" office:value-type="string">
            <text:p text:style-name="P14"/>
          </table:table-cell>
          <table:table-cell table:style-name="Table1.F8" office:value-type="string">
            <text:p text:style-name="P17">Aymen </text:p>
            <text:p text:style-name="P17">Marco</text:p>
            <text:p text:style-name="P17">Tharindu</text:p>
            <text:p text:style-name="P17">Patrick</text:p>
          </table:table-cell>
          <table:table-cell table:style-name="Table1.G8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5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08:40:54.389898037</meta:creation-date>
    <dc:date>2022-05-16T09:15:20.546807549</dc:date>
    <meta:editing-duration>PT9M42S</meta:editing-duration>
    <meta:editing-cycles>3</meta:editing-cycles>
    <meta:generator>LibreOffice/6.0.7.3$Linux_X86_64 LibreOffice_project/00m0$Build-3</meta:generator>
    <meta:document-statistic meta:table-count="4" meta:image-count="0" meta:object-count="0" meta:page-count="3" meta:paragraph-count="77" meta:word-count="180" meta:character-count="1315" meta:non-whitespace-character-count="1204"/>
  </office:meta>
</office:document-meta>
</file>